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5a4" officeooo:paragraph-rsid="000ec5a4"/>
    </style:style>
    <style:style style:name="P2" style:family="paragraph" style:parent-style-name="Standard">
      <style:text-properties officeooo:rsid="000ec5a4" officeooo:paragraph-rsid="000f0988"/>
    </style:style>
    <style:style style:name="P3" style:family="paragraph" style:parent-style-name="Standard">
      <style:text-properties style:font-name="sans-serif" fo:font-size="9.75pt" officeooo:paragraph-rsid="000ec5a4"/>
    </style:style>
    <style:style style:name="P4" style:family="paragraph" style:parent-style-name="Standard">
      <style:text-properties officeooo:rsid="0010b45f" officeooo:paragraph-rsid="000ec5a4"/>
    </style:style>
    <style:style style:name="P5" style:family="paragraph" style:parent-style-name="Standard">
      <style:text-properties fo:font-size="16pt" fo:font-weight="bold" officeooo:rsid="0010b45f" officeooo:paragraph-rsid="0010b45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0b45f" officeooo:paragraph-rsid="0010b45f" style:font-size-asian="16pt" style:font-weight-asian="normal" style:font-size-complex="16pt" style:font-weight-complex="normal"/>
    </style:style>
    <style:style style:name="P7" style:family="paragraph" style:parent-style-name="Table_20_Contents">
      <style:text-properties officeooo:rsid="0010b45f" officeooo:paragraph-rsid="0010b45f"/>
    </style:style>
    <style:style style:name="T1" style:family="text">
      <style:text-properties officeooo:rsid="000f0988"/>
    </style:style>
    <style:style style:name="T2" style:family="text">
      <style:text-properties officeooo:rsid="0010b4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path</text:p>
      <text:p text:style-name="P1"/>
      <text:p text:style-name="P1">Version 1</text:p>
      <text:p text:style-name="P1"/>
      <text:p text:style-name="P1">April 11, 2018</text:p>
      <text:p text:style-name="P1"/>
      <text:p text:style-name="P1">Group # 2</text:p>
      <text:p text:style-name="P1">Moziah San Vicente</text:p>
      <text:p text:style-name="P1">Graeme Woods</text:p>
      <text:p text:style-name="P1">Eoin Lyang</text:p>
      <text:p text:style-name="P1">Alex Kingsland</text:p>
      <text:p text:style-name="P1">Artemiy Kokhanov</text:p>
      <text:p text:style-name="P1"/>
      <text:p text:style-name="P1">SFWENG 2XB3</text:p>
      <text:p text:style-name="P1"/>
      <text:p text:style-name="P1">SOFTWARE ENGINEERING MCMASTER UNIVERSI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port revision history????<text:line-break/></text:p>
      <text:p text:style-name="P1"/>
      <text:p text:style-name="P1"/>
      <text:p text:style-name="P1"/>
      <text:p text:style-name="P2">Moziah San Vicente <text:span text:style-name="T1">400091284 Roles and Responibilities</text:span></text:p>
      <text:p text:style-name="P2">Graeme Woods <text:span text:style-name="T1">400070363 <text:s/>Roles nad Responsibilities</text:span></text:p>
      <text:p text:style-name="P2">Eoin Lyang <text:s/><text:span text:style-name="T1">400067675 <text:s/>Roles and Responsibilities</text:span></text:p>
      <text:p text:style-name="P2">Alex Kingsland <text:s/><text:span text:style-name="T1">400069225 <text:s/>Roles and Responsibilities</text:span></text:p>
      <text:p text:style-name="P2">Artemiy Kokhanov <text:s/><text:span text:style-name="T1">400074430 <text:s/>Roles and Responsibilities</text:span></text:p>
      <text:p text:style-name="P2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">Name </text:p>
          </table:table-cell>
          <table:table-cell table:style-name="Table1.A1" office:value-type="string">
            <text:p text:style-name="P7">Role(s)</text:p>
          </table:table-cell>
          <table:table-cell table:style-name="Table1.A1" office:value-type="string">
            <text:p text:style-name="P7">Contributions</text:p>
          </table:table-cell>
          <table:table-cell table:style-name="Table1.D1" office:value-type="string">
            <text:p text:style-name="P7">Comments</text:p>
          </table:table-cell>
        </table:table-row>
        <table:table-row>
          <table:table-cell table:style-name="Table1.A2" office:value-type="string">
            <text:p text:style-name="P7">Moziah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Ale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Grae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Eo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Arte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*<text:span text:style-name="T2">For more indepth analysis of contributions, and timelines please refer to the project log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 virtue of submitting this document we electronically sign and date that</text:p>
      <text:p text:style-name="P1">the <text:s/>work <text:s/>being <text:s/>submitted <text:s/>by <text:s/>all <text:s/>the <text:s/>individuals <text:s/>in <text:s/>the <text:s/>group <text:s/>is <text:s/>their <text:s/>ex-</text:p>
      <text:p text:style-name="P1">clusive work as a group and we consent to make available the application</text:p>
      <text:p text:style-name="P1">developed <text:s/>through <text:s/>[CS] <text:s/>or <text:s/>[SE]-2XB3 <text:s/>project, <text:s/>the <text:s/>reports, <text:s/>presentations,</text:p>
      <text:p text:style-name="P1">and assignments (not including my name and student number) for future</text:p>
      <text:p text:style-name="P1">teaching purposes.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4"><text:soft-page-break/></text:p>
      <text:p text:style-name="P5">Executive Summary</text:p>
      <text:p text:style-name="P6"><text:tab/>Summary about the project no more than 200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2:47:26.531277295</meta:creation-date>
    <dc:date>2018-04-08T13:15:53.488069415</dc:date>
    <meta:editing-duration>PT8M5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3" meta:paragraph-count="35" meta:word-count="155" meta:character-count="1065" meta:non-whitespace-character-count="913"/>
  </office:meta>
</office:document-meta>
</file>